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Wingdings" svg:font-family="Wingdings" style:font-adornments="Standard" style:font-pitch="variable" style:font-charset="x-symbol"/>
    <style:font-face style:name="Symbol1" svg:font-family="Symbol" style:font-adornments="Standard" style:font-family-generic="roman" style:font-pitch="variable" style:font-charset="x-symbol"/>
    <style:font-face style:name="Mangal1" svg:font-family="Mangal"/>
    <style:font-face style:name="OpenSymbol" svg:font-family="OpenSymbol"/>
    <style:font-face style:name="Gill Sans MT1" svg:font-family="'Gill Sans MT'"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Gill Sans MT" svg:font-family="'Gill Sans MT'"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5a5a5a" fo:letter-spacing="0.026cm" style:font-name-complex="F"/>
    </style:style>
    <style:style style:name="P2" style:family="paragraph" style:parent-style-name="Standard">
      <style:text-properties fo:color="#5a5a5a" fo:letter-spacing="0.026cm" fo:language="en" fo:country="US" style:font-name-complex="F"/>
    </style:style>
    <style:style style:name="P3" style:family="paragraph" style:parent-style-name="Standard">
      <style:paragraph-properties fo:text-align="start" style:justify-single-word="false"/>
    </style:style>
    <style:style style:name="P4" style:family="paragraph" style:parent-style-name="Heading_20_1">
      <style:paragraph-properties fo:break-before="page"/>
    </style:style>
    <style:style style:name="P5" style:family="paragraph" style:parent-style-name="Title" style:master-page-name="Standard">
      <style:paragraph-properties style:page-number="auto"/>
    </style:style>
    <style:style style:name="P6" style:family="paragraph" style:parent-style-name="Contents_20_1">
      <style:paragraph-properties>
        <style:tab-stops>
          <style:tab-stop style:position="16.002cm" style:type="right" style:leader-style="dotted" style:leader-text="."/>
        </style:tab-stops>
      </style:paragraph-properties>
    </style:style>
    <style:style style:name="P7" style:family="paragraph" style:parent-style-name="List_20_Paragraph" style:list-style-name="WWNum5"/>
    <style:style style:name="P8" style:family="paragraph" style:parent-style-name="List_20_Paragraph" style:list-style-name="L3"/>
    <style:style style:name="P9" style:family="paragraph" style:parent-style-name="Contents_20_2">
      <style:paragraph-properties>
        <style:tab-stops>
          <style:tab-stop style:position="16.002cm" style:type="right" style:leader-style="dotted" style:leader-text="."/>
        </style:tab-stops>
      </style:paragraph-properties>
    </style:style>
    <style:style style:name="T1" style:family="text">
      <style:text-properties style:font-name="Calibri" fo:font-weight="normal" style:language-asian="de" style:country-asian="DE" style:font-weight-asian="normal" style:font-name-complex="F"/>
    </style:style>
    <style:style style:name="T2" style:family="text">
      <style:text-properties text:display="none"/>
    </style:style>
    <style:style style:name="T3" style:family="text">
      <style:text-properties fo:font-weight="bold" style:font-weight-asian="bold"/>
    </style:style>
    <style:style style:name="T4" style:family="text">
      <style:text-properties fo:font-size="11pt" style:font-size-asian="11pt" style:font-size-complex="11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Title"/>
      <text:p text:style-name="Title"/>
      <text:p text:style-name="Title"/>
      <text:p text:style-name="Title"/>
      <text:p text:style-name="Title"/>
      <text:p text:style-name="Title"/>
      <text:p text:style-name="Title"/>
      <text:p text:style-name="Title"/>
      <text:p text:style-name="Title">Getränkeautomat</text:p>
      <text:p text:style-name="Subtitle">Projektauftrag</text:p>
      <text:p text:style-name="P2"/>
      <text:list xml:id="list5569515018347892504" text:style-name="Outline">
        <text:list-item>
          <text:h text:style-name="P4" text:outline-level="1"><text:bookmark-start text:name="__RefHeading__170_1848819424"/><text:bookmark-start text:name="_Toc508174272"/>Inhalt<text:bookmark-end text:name="__RefHeading__170_1848819424"/><text:bookmark-end text:name="_Toc508174272"/></text:h>
        </text:list-item>
      </text:list>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6"><text:a xlink:type="simple" xlink:href="#__RefHeading__170_1848819424">1.Inhalt<text:tab/>2</text:a></text:p>
          <text:p text:style-name="P6"><text:a xlink:type="simple" xlink:href="#__RefHeading__172_1848819424">2.Projektauftrag<text:tab/>3</text:a></text:p>
          <text:p text:style-name="P6"><text:a xlink:type="simple" xlink:href="#__RefHeading__174_1848819424">3.Organisation<text:tab/>3</text:a></text:p>
          <text:p text:style-name="P9"><text:a xlink:type="simple" xlink:href="#__RefHeading__176_1848819424">3.1.Kick-Off Meeting<text:tab/>3</text:a></text:p>
          <text:p text:style-name="P9"><text:a xlink:type="simple" xlink:href="#__RefHeading__178_1848819424">3.2.WhatsApp<text:tab/>3</text:a></text:p>
          <text:p text:style-name="P9"><text:a xlink:type="simple" xlink:href="#__RefHeading__180_1848819424">3.3.GitHub<text:tab/>3</text:a></text:p>
          <text:p text:style-name="P9"><text:a xlink:type="simple" xlink:href="#__RefHeading__182_1848819424">3.4.Schule<text:tab/>3</text:a></text:p>
          <text:p text:style-name="P6"><text:a xlink:type="simple" xlink:href="#__RefHeading__184_1848819424">4.Projektrahmen<text:tab/>3</text:a></text:p>
          <text:p text:style-name="P6"><text:a xlink:type="simple" xlink:href="#__RefHeading__186_1848819424">5.Projektdurchführung<text:tab/>3</text:a></text:p>
          <text:p text:style-name="P6"><text:a xlink:type="simple" xlink:href="#__RefHeading__188_1848819424">6.Bewertungsphase<text:tab/>4</text:a></text:p>
          <text:p text:style-name="P9"><text:a xlink:type="simple" xlink:href="#__RefHeading__190_1848819424">6.1.Erkenntnisse <text:tab/>4</text:a></text:p>
          <text:p text:style-name="P9"><text:a xlink:type="simple" xlink:href="#__RefHeading__192_1848819424">6.2.Was hat funktioniert?<text:tab/>4</text:a></text:p>
          <text:p text:style-name="P9"><text:a xlink:type="simple" xlink:href="#__RefHeading__194_1848819424">6.3.Was hat nicht funktioniert?<text:tab/>4</text:a></text:p>
        </text:index-body>
      </text:table-of-content>
      <text:p text:style-name="Standard"><text:a xlink:type="simple" xlink:href="#_Toc508174272" text:style-name="Internet_20_link" text:visited-style-name="Visited_20_Internet_20_Link"/></text:p>
      <text:p text:style-name="P1"/>
      <text:list xml:id="list38585664" text:continue-numbering="true" text:style-name="Outline">
        <text:list-item>
          <text:h text:style-name="P4" text:outline-level="1"><text:bookmark-start text:name="__RefHeading__172_1848819424"/>Projektauftrag<text:bookmark-end text:name="__RefHeading__172_1848819424"/></text:h>
        </text:list-item>
      </text:list>
      <text:p text:style-name="Standard">Es soll ein Programm zur Simulation eines Getränkeautomaten erstellt werden. Besonderheit des Automaten soll sein, dass sich der Kunde mit einer Kundennummer + Prüfziffer anmelden muss.</text:p>
      <text:p text:style-name="Standard">2.1 Anforderungen</text:p>
      <text:p text:style-name="P3">1. Der Automat verkauft verschiedene Kaffee- / Teesorten. <text:line-break/>2. Der Kunde soll aus maximal 6 Getränken auswählen können. <text:line-break/>3. Der Kunde kann auf Wunsch Milch und Zucker wählen. <text:line-break/>4. Kaffee / Tee kosten 0,70€; Zucker / Milch jeweils 0,10 € zusätzlich. <text:line-break/>5. Der Münzeinwurf wird über verschieden Tasten simuliert. (z.B. ‚1‘-&gt; 1 Cent, ‚2‘-&gt; 2 Cent, …) <text:line-break/>6. Restgeld soll (simuliert) ausgegeben werden. <text:s/><text:line-break/>7. Bevor der Kunde ein Getränk wählen kann, muss er eine gültige 7-stellige Kundennummer (inkl. Prüfziffer) eingeben. <text:line-break/>8. Die Prüfziffer wird nach dem u. g. Modulo-10-Verfahren ermittelt. <text:line-break/>9. Obwohl es sich um ein Konsolenprogramm handeln soll, soll es eine ansprechende Oberfläche besitzen. <text:s/><text:line-break/>10. Das Projekt ist Fach – und sachgerecht zu dokumentieren (in Analogie zur SIHK-Prüfung, s.u.).</text:p>
      <text:list xml:id="list38601992" text:continue-numbering="true" text:style-name="Outline">
        <text:list-item>
          <text:h text:style-name="Heading_20_1" text:outline-level="1"><text:bookmark-start text:name="__RefHeading__174_1848819424"/>Organisation<text:bookmark-end text:name="__RefHeading__174_1848819424"/></text:h>
          <text:list>
            <text:list-item>
              <text:h text:style-name="Heading_20_2" text:outline-level="2"><text:bookmark-start text:name="__RefHeading__176_1848819424"/>Kick-Off Meeting<text:bookmark-end text:name="__RefHeading__176_1848819424"/></text:h>
            </text:list-item>
          </text:list>
        </text:list-item>
      </text:list>
      <text:p text:style-name="Standard">Jeder einzelne hat sich und seine Fähigkeiten vorgestellt und es wurden die Eckpfeiler des Projektablaufes über eine Mindmap geplant, in einem Projektstrukturplan übertragen und so als Projektauftrag festgelegt. Anhand der Fähigkeiten der einzelnen Gruppenmitglieder wurden die Aufgabenpakete verteilt.</text:p>
      <text:list xml:id="list38587694" text:continue-numbering="true" text:style-name="Outline">
        <text:list-item>
          <text:list>
            <text:list-item>
              <text:h text:style-name="Heading_20_2" text:outline-level="2"><text:bookmark-start text:name="__RefHeading__178_1848819424"/>WhatsApp<text:bookmark-end text:name="__RefHeading__178_1848819424"/></text:h>
            </text:list-item>
          </text:list>
        </text:list-item>
      </text:list>
      <text:p text:style-name="Standard">Über eine interne WhatsApp-Gruppe wurde kommuniziert und gemeinsam außerhalb der Schule geplant. Außerdem wurden sich über Teilaufgaben ausgetauscht, wie z.B. Fehler, Vorschläge und Verbesserungen.</text:p>
      <text:list xml:id="list38583342" text:continue-numbering="true" text:style-name="Outline">
        <text:list-item>
          <text:list>
            <text:list-item>
              <text:h text:style-name="Heading_20_2" text:outline-level="2"><text:bookmark-start text:name="__RefHeading__180_1848819424"/>GitHub<text:bookmark-end text:name="__RefHeading__180_1848819424"/></text:h>
            </text:list-item>
          </text:list>
        </text:list-item>
      </text:list>
      <text:p text:style-name="Standard">Die Git-Services die die Plattform <text:span text:style-name="T3">GitHub </text:span>anbietet wurden von uns für das Projekt genutzt, hierbei wurde vor allem die zentrale Quellcodeverwaltung genutzt. Hiermit war sichergestellt, dass jedes Projektmitglied Zugriff auf den neuesten Stand des Codes hatte. Weiterhin wurden auch die Struktogramme über <text:span text:style-name="T3">GitHub </text:span>veröffentlicht. Aufgabenpakete, die zuvor im Projektstrukturplan erarbeitet wurden, wurden zur Übersicht auf <text:span text:style-name="T3">GitHub</text:span> gespiegelt.</text:p>
      <text:list xml:id="list38584068" text:continue-numbering="true" text:style-name="Outline">
        <text:list-item>
          <text:list>
            <text:list-item>
              <text:h text:style-name="Heading_20_2" text:outline-level="2"><text:bookmark-start text:name="__RefHeading__182_1848819424"/>Schule<text:bookmark-end text:name="__RefHeading__182_1848819424"/></text:h>
            </text:list-item>
          </text:list>
        </text:list-item>
      </text:list>
      <text:p text:style-name="Standard">In der Schule wurde vor allem der persönliche Kontakt genutzt um schnelle Entscheidungen zu treffen und um Fehler im Code zu beseitigen. Des Weiteren wurden Umstrukturierungen auf Grund des Zeitmanagements in der Schule, im Kollektiv, getroffen.</text:p>
      <text:list xml:id="list38605939" text:continue-numbering="true" text:style-name="Outline">
        <text:list-item>
          <text:h text:style-name="Heading_20_1" text:outline-level="1"><text:bookmark-start text:name="__RefHeading__184_1848819424"/>Projektrahmen<text:bookmark-end text:name="__RefHeading__184_1848819424"/></text:h>
        </text:list-item>
      </text:list>
      <text:p text:style-name="Standard">Es soll ein Konsolenprogramm zur Simulation eines Getränkeautomaten innerhalb von einem Monat von einer vorher festgelegten Projektgruppe erstellt werden.</text:p>
      <text:list xml:id="list38588929" text:continue-numbering="true" text:style-name="Outline">
        <text:list-item>
          <text:h text:style-name="Heading_20_1" text:outline-level="1"><text:bookmark-start text:name="__RefHeading__186_1848819424"/>Projektdurchführung<text:bookmark-end text:name="__RefHeading__186_1848819424"/></text:h>
        </text:list-item>
      </text:list>
      <text:p text:style-name="Standard">Für die vorher besprochenen Hauptfunktionen wurden zur Konzeption Struktogramme erzeugt. Anhand dieser Struktogramme wurden dann Funktionsprototypen erstellt. In den verschiedenen Meetings (Schule, WhatsApp, GitHub) wurden dann Übergabe- und Rückgabeparameter besprochen <text:soft-page-break/>und die Struktogramme wiederholt überarbeitet. Im Anschluss wurden die Funktionen final in verschiedene Dateien geschrieben. Diese wurden dann nach gegenseitiger Kontrolle zusammengeführt zu einer Quelldatei. Nach einer ausgiebigen Qualitätssicherung wurde das Programm freigegeben / ausgeliefert.</text:p>
      <text:list xml:id="list38574267" text:continue-numbering="true" text:style-name="Outline">
        <text:list-item>
          <text:h text:style-name="Heading_20_1" text:outline-level="1"><text:bookmark-start text:name="__RefHeading__188_1848819424"/>Bewertungsphase<text:bookmark-end text:name="__RefHeading__188_1848819424"/><text:bookmark text:name="_GoBack"/></text:h>
          <text:list>
            <text:list-item>
              <text:h text:style-name="Heading_20_2" text:outline-level="2"><text:bookmark-start text:name="__RefHeading__190_1848819424"/>Erkenntnisse <text:bookmark-end text:name="__RefHeading__190_1848819424"/></text:h>
            </text:list-item>
          </text:list>
        </text:list-item>
      </text:list>
      <text:p text:style-name="Standard">In der ersten Planungsphase wurde der ungefähre Zeitablauf festgelegt. Im Laufe des Projektes stellte sich heraus, dass es schwierig war alle Teammitglieder nach der Arbeit über die verschiedenen Kommunikationswege (s.o. Organisation) zu erreichen und gleichzeitig mit ihnen zu arbeiten. GitHub (oder Git-Services) als Quellcodeverwaltung war dabei eine große Hilfe und für Projekte unabdingbar, bei denen der Großteil der Arbeit von zu <text:s/>Hause aus gemacht werden muss. </text:p>
      <text:list xml:id="list38591385" text:continue-numbering="true" text:style-name="Outline">
        <text:list-item>
          <text:list>
            <text:list-item>
              <text:h text:style-name="Heading_20_2" text:outline-level="2"><text:bookmark-start text:name="__RefHeading__192_1848819424"/>Was hat funktioniert?<text:bookmark-end text:name="__RefHeading__192_1848819424"/></text:h>
            </text:list-item>
          </text:list>
        </text:list-item>
      </text:list>
      <text:list xml:id="list4379681936962487671" text:style-name="L3">
        <text:list-item>
          <text:p text:style-name="P8"><text:span text:style-name="T4">Meetings in der Schule</text:span> </text:p>
        </text:list-item>
      </text:list>
      <text:list xml:id="list38588000" text:continue-list="list38591385" text:style-name="Outline">
        <text:list-item>
          <text:list>
            <text:list-item>
              <text:h text:style-name="Heading_20_2" text:outline-level="2"><text:bookmark-start text:name="__RefHeading__194_1848819424"/>Was hat nicht funktioniert?<text:bookmark-end text:name="__RefHeading__194_1848819424"/></text:h>
            </text:list-item>
          </text:list>
        </text:list-item>
      </text:list>
      <text:list xml:id="list3202014272664726825" text:style-name="WWNum5">
        <text:list-item>
          <text:p text:style-name="P7">Zeitmanage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Wingdings" svg:font-family="Wingdings" style:font-adornments="Standard" style:font-pitch="variable" style:font-charset="x-symbol"/>
    <style:font-face style:name="Symbol1" svg:font-family="Symbol" style:font-adornments="Standard" style:font-family-generic="roman" style:font-pitch="variable" style:font-charset="x-symbol"/>
    <style:font-face style:name="Mangal1" svg:font-family="Mangal"/>
    <style:font-face style:name="OpenSymbol" svg:font-family="OpenSymbol"/>
    <style:font-face style:name="Gill Sans MT1" svg:font-family="'Gill Sans MT'" style:font-family-generic="swiss"/>
    <style:font-face style:name="Courier New" svg:font-family="'Courier New'" style:font-adornments="Standard" style:font-family-generic="modern" style:font-pitch="fixed"/>
    <style:font-face style:name="Calibri" svg:font-family="Calibri" style:font-family-generic="roman" style:font-pitch="variable"/>
    <style:font-face style:name="Gill Sans MT" svg:font-family="'Gill Sans MT'" style:font-family-generic="roman" style:font-pitch="variable"/>
    <style:font-face style:name="Arial" svg:font-family="Arial"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2" fo:widows="2" style:writing-mode="lr-tb"/>
      <style:text-properties style:use-window-font-color="true" style:font-name="Gill Sans M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fo:font-size="16pt"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fo:font-size="13pt" style:font-size-asian="13pt" style:font-name-complex="F" style:font-size-complex="13pt"/>
    </style:style>
    <style:style style:name="Title" style:family="paragraph" style:parent-style-name="Standard" style:next-style-name="Subtitle" style:default-outline-level="" style:list-style-name="" style:class="chapter">
      <style:paragraph-properties fo:margin-top="0cm" fo:margin-bottom="0cm" fo:line-height="100%" fo:text-align="center" style:justify-single-word="false"/>
      <style:text-properties fo:font-size="28pt" fo:letter-spacing="-0.018cm" fo:language="en" fo:country="US" fo:font-weight="bold" style:letter-kerning="true" style:font-size-asian="28pt" style:font-weight-asian="bold" style:font-name-complex="F" style:font-size-complex="28pt" style:font-weight-complex="bold"/>
    </style:style>
    <style:style style:name="Subtitle" style:family="paragraph" style:parent-style-name="Standard" style:next-style-name="Text_20_body" style:default-outline-level="" style:list-style-name="" style:class="chapter">
      <style:paragraph-properties fo:text-align="center" style:justify-single-word="false"/>
      <style:text-properties fo:color="#5a5a5a" fo:font-size="14pt" fo:letter-spacing="0.026cm" fo:language="en" fo:country="US" fo:font-style="italic" style:font-size-asian="14pt" style:font-style-asian="italic" style:font-name-complex="F" style:font-size-complex="14pt" style:font-style-complex="italic"/>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language="en" fo:country="US"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0.776cm"/>
          <style:tab-stop style:position="15.984cm" style:type="right" style:leader-style="dotted" style:leader-text="."/>
        </style:tab-stops>
      </style:paragraph-properties>
      <style:text-properties fo:font-weight="bold" style:font-weight-asian="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aption" style:family="paragraph" style:parent-style-name="Standard" style:default-outline-level="" style:list-style-name="">
      <style:paragraph-properties fo:margin-top="0cm" fo:margin-bottom="0.353cm" fo:line-height="100%"/>
      <style:text-properties fo:color="#44546a" fo:font-size="9pt" fo:font-style="italic" style:font-size-asian="9pt" style:font-style-asian="italic" style:font-size-complex="9pt" style:font-style-complex="italic"/>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2f5496" style:font-name="Gill Sans MT" fo:font-size="16pt" style:font-size-asian="16pt" style:font-name-complex="F" style:font-size-complex="16pt"/>
    </style:style>
    <style:style style:name="Titel_20_Zchn" style:display-name="Titel Zchn" style:family="text" style:parent-style-name="Default_20_Paragraph_20_Font">
      <style:text-properties style:font-name="Gill Sans MT" fo:font-size="28pt" fo:letter-spacing="-0.018cm" fo:language="en" fo:country="US" fo:font-weight="bold" style:letter-kerning="true" style:font-size-asian="28pt" style:font-weight-asian="bold" style:font-name-complex="F" style:font-size-complex="28pt"/>
    </style:style>
    <style:style style:name="Untertitel_20_Zchn" style:display-name="Untertitel Zchn" style:family="text" style:parent-style-name="Default_20_Paragraph_20_Font">
      <style:text-properties fo:color="#5a5a5a" style:font-name="Gill Sans MT" fo:letter-spacing="0.026cm" fo:language="en" fo:country="US" style:font-name-complex="F"/>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Überschrift_20_2_20_Zchn" style:display-name="Überschrift 2 Zchn" style:family="text" style:parent-style-name="Default_20_Paragraph_20_Font">
      <style:text-properties fo:color="#2f5496" style:font-name="Gill Sans MT" fo:font-size="13pt" style:font-size-asian="13pt" style:font-name-complex="F" style:font-size-complex="13pt"/>
    </style:style>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text-properties style:font-name="Symbol"/>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consecutive-numbering="true">
      <text:list-level-style-number text:level="1" text:style-name="RTF_5f_Num_20_2_20_1" style:num-prefix="·"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footer>
        <text:p text:style-name="Footer">6. März 2018<text:tab/><text:page-number text:select-page="current">4</text:page-number><text:tab/>Cuno-Berufskolleg 1 für Technik</text:p>
        <text:p text:style-name="Footer"><text:tab/><text:tab/>der Stadt Hage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evin May</meta:initial-creator>
    <meta:editing-cycles>2</meta:editing-cycles>
    <meta:creation-date>2018-03-07T07:52:00</meta:creation-date>
    <dc:date>2018-03-11T18:39:28.67</dc:date>
    <meta:editing-duration>P0D</meta:editing-duration>
    <meta:generator>OpenOffice/4.1.4$Win32 OpenOffice.org_project/414m5$Build-9788</meta:generator>
    <meta:document-statistic meta:table-count="0" meta:image-count="0" meta:object-count="0" meta:page-count="4" meta:paragraph-count="42" meta:word-count="537" meta:character-count="395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